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f8" officeooo:paragraph-rsid="001498f8"/>
    </style:style>
    <style:style style:name="P2" style:family="paragraph" style:parent-style-name="Standard">
      <style:text-properties officeooo:rsid="001498f8" officeooo:paragraph-rsid="001d3c84"/>
    </style:style>
    <style:style style:name="P3" style:family="paragraph" style:parent-style-name="Standard">
      <style:text-properties officeooo:rsid="001498f8" officeooo:paragraph-rsid="001eb499"/>
    </style:style>
    <style:style style:name="P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eb499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Fiel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4" form:id="control4" form:label="Check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 with <text:span text:style-name="T1">fields that are empty</text:span></text:p>
      <text:p text:style-name="P2"><draw:control text:anchor-type="as-char" draw:z-index="0" draw:name="Shape8" draw:style-name="gr1" draw:text-style-name="P4" svg:width="3.594cm" svg:height="1.087cm" draw:control="control1"/><draw:control text:anchor-type="as-char" draw:z-index="1" draw:name="Shape8" draw:style-name="gr1" draw:text-style-name="P4" svg:width="3.594cm" svg:height="1.087cm" draw:control="control2"/><draw:control text:anchor-type="as-char" draw:z-index="2" draw:name="Shape8" draw:style-name="gr1" draw:text-style-name="P4" svg:width="3.594cm" svg:height="1.087cm" draw:control="control3"/></text:p>
      <text:p text:style-name="P2"/>
      <text:p text:style-name="P3"><draw:control text:anchor-type="as-char" draw:z-index="3" draw:name="Shape1" draw:style-name="gr2" draw:text-style-name="P4" svg:width="3.712cm" svg:height="0.862cm" draw:control="control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1:02.107237423</meta:creation-date>
    <dc:date>2019-05-14T13:51:50.483972614</dc:date>
    <meta:editing-duration>P3DT7H58M2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1" meta:character-count="50" meta:non-whitespace-character-count="40"/>
  </office:meta>
</office:document-meta>
</file>